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3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927cm"/>
    </style:style>
    <style:style style:name="gr4" style:family="graphic" style:parent-style-name="standard">
      <style:graphic-properties draw:stroke="none" draw:fill="none" fo:min-height="7.181cm"/>
    </style:style>
    <style:style style:name="gr5" style:family="graphic" style:parent-style-name="standard">
      <style:graphic-properties draw:stroke="none" draw:fill="none" fo:min-height="6.761cm"/>
    </style:style>
    <style:style style:name="gr6" style:family="graphic" style:parent-style-name="standard">
      <style:graphic-properties draw:stroke="none" draw:fill="none" fo:min-height="11.2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/>
      <style:paragraph-properties fo:text-align="center"/>
      <style:text-properties style:font-name="Segoe UI" fo:font-size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/>
      <style:text-properties fo:font-size="36pt"/>
    </style:style>
    <style:style style:name="T1" style:family="text">
      <style:text-properties style:font-name="Segoe UI Semibold" fo:font-size="28pt" style:text-underline-style="solid" style:text-underline-width="auto" style:text-underline-color="font-color"/>
    </style:style>
    <style:style style:name="T2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7" style:family="text">
      <style:text-properties style:font-name="Segoe UI Semibold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556cm" svg:x="1.524cm" svg:y="0.508cm">
          <draw:text-box>
            <text:p text:style-name="P1"><text:span text:style-name="T1">HYMN #574</text:span></text:p>
            <text:p text:style-name="P1"><text:span text:style-name="T2">“</text:span><text:span text:style-name="T3">Before the Throne of God Abov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4cm" svg:height="7.177cm" svg:x="1.27cm" svg:y="0.443cm">
          <draw:text-box>
            <text:p text:style-name="P4"><text:span text:style-name="T4">1. </text:span><text:span text:style-name="T5">Before the throne of God above</text:span></text:p>
            <text:p text:style-name="P4"><text:span text:style-name="T5">I have a strong, a perfect plea:</text:span></text:p>
            <text:p text:style-name="P4"><text:span text:style-name="T5">A great High Priest,</text:span><text:span text:style-name="T6"> whose name is love,</text:span></text:p>
            <text:p text:style-name="P4"><text:span text:style-name="T5">Who ever lives and pleads for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5.4cm" svg:height="7.431cm" svg:x="1.27cm" svg:y="0.508cm">
          <draw:text-box>
            <text:p text:style-name="P4"><text:span text:style-name="T4">2. </text:span><text:span text:style-name="T5">My name is graven on His hands,</text:span></text:p>
            <text:p text:style-name="P4"><text:span text:style-name="T5">My name is written on His heart;</text:span></text:p>
            <text:p text:style-name="P4"><text:span text:style-name="T5">I know that while in heav’n He stands</text:span></text:p>
            <text:p text:style-name="P4"><text:span text:style-name="T5">No tongue can bid me thence de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5" draw:layer="layout" svg:width="25.4cm" svg:height="7.011cm" svg:x="1.27cm" svg:y="0.508cm">
          <draw:text-box>
            <text:p text:style-name="P4"><text:span text:style-name="T4">3. </text:span><text:span text:style-name="T5">When Satan tempts me to despair,</text:span></text:p>
            <text:p text:style-name="P4"><text:span text:style-name="T5">And tells me of the guilt within,</text:span></text:p>
            <text:p text:style-name="P4"><text:span text:style-name="T5">Upward I look, and see Him there</text:span></text:p>
            <text:p text:style-name="P4"><text:span text:style-name="T5">Who made an end of all my s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5" draw:layer="layout" svg:width="25.4cm" svg:height="7.431cm" svg:x="1.27cm" svg:y="0.508cm">
          <draw:text-box>
            <text:p text:style-name="P4"><text:span text:style-name="T4">4. </text:span><text:span text:style-name="T5">Because the sinless Savior died,</text:span></text:p>
            <text:p text:style-name="P4"><text:span text:style-name="T5">My sinful soul is counted free;</text:span></text:p>
            <text:p text:style-name="P4"><text:span text:style-name="T5">For God, the just, is satisfied</text:span></text:p>
            <text:p text:style-name="P4"><text:span text:style-name="T5">To look on Him and pardon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4" draw:text-style-name="P5" draw:layer="layout" svg:width="25.4cm" svg:height="7.431cm" svg:x="1.27cm" svg:y="0.508cm">
          <draw:text-box>
            <text:p text:style-name="P4"><text:span text:style-name="T4">5. </text:span><text:span text:style-name="T5">Behold Him there! The risen Lamb!</text:span></text:p>
            <text:p text:style-name="P4"><text:span text:style-name="T5">My perfect, spotless righteousness,</text:span></text:p>
            <text:p text:style-name="P4"><text:span text:style-name="T5">The great unchangeable I AM,</text:span></text:p>
            <text:p text:style-name="P4"><text:span text:style-name="T5">The King of glory and of gr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6" draw:text-style-name="P5" draw:layer="layout" svg:width="24.638cm" svg:height="11.521cm" svg:x="1.778cm" svg:y="0.508cm">
          <draw:text-box>
            <text:p text:style-name="P4"><text:span text:style-name="T4">6. </text:span><text:span text:style-name="T5">At one with Him, I cannot die,</text:span></text:p>
            <text:p text:style-name="P4"><text:span text:style-name="T5">My soul is purchased by His blood;</text:span></text:p>
            <text:p text:style-name="P4"><text:span text:style-name="T5">My life is hid with Christ on high,</text:span></text:p>
            <text:p text:style-name="P4"><text:span text:style-name="T5">With Christ, my Savior and my God.</text:span></text:p>
            <text:p text:style-name="P6"><text:span text:style-name="T5"/></text:p>
            <text:p text:style-name="P6"><text:span text:style-name="T7"/></text:p>
            <text:p text:style-name="P6"><text:span text:style-name="T7"><text:s text:c="8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5T19:25:39.893000000</meta:creation-date>
    <dc:date>2019-04-23T17:30:50.319000000</dc:date>
    <meta:editing-duration>PT19M54S</meta:editing-duration>
    <meta:editing-cycles>7</meta:editing-cycles>
    <meta:generator>LibreOffice/6.1.5.2$Windows_X86_64 LibreOffice_project/90f8dcf33c87b3705e78202e3df5142b201bd805</meta:generator>
    <meta:document-statistic meta:object-count="42"/>
  </office:meta>
</office:document-meta>
</file>